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</office:automatic-styles>
  <office:body>
    <office:text text:use-soft-page-breaks="true">
      <text:p text:style-name="P1">What is hashing</text:p>
      <text:p text:style-name="Normal">Hashing is <text:s/>the act of putting a string of an arbitrary length into a black box function and getting a digested string of a predetermined size back.<text:s/></text:p>
      <text:p text:style-name="Normal">The special thing about hashing is that this process is deterministic .</text:p>
      <text:p text:style-name="Normal"/>
      <text:p text:style-name="Normal"/>
      <text:p text:style-name="Normal">Why is hashing useful</text:p>
      <text:p text:style-name="Normal">The special thing about hashing is that this process is deterministic .</text:p>
      <text:p text:style-name="Normal">This phenomenon about hashing means that it is useful for validation, for example;</text:p>
      <text:p text:style-name="Normal">A file can be thought of as a very large string,<text:s/></text:p>
      <text:p text:style-name="Normal"/>
      <text:p text:style-name="Normal"/>
      <text:p text:style-name="Normal">How did go about implementing a hashing algoritm</text:p>
      <text:p text:style-name="Normal"/>
      <text:p text:style-name="Normal"/>
      <text:p text:style-name="Normal">The goal of this project was to prove I can take a complicated document, parse through all of it, and be able to implement code based on what I had learnt.</text:p>
      <text:p text:style-name="Normal"/>
      <text:p text:style-name="P2"/>
      <text:soft-page-break/>
      <text:p text:style-name="Normal">Conway’s game of life</text:p>
      <text:p text:style-name="Normal">What is Conway’s game of life</text:p>
      <text:p text:style-name="Normal">CGOL is<text:s/>a zero-player cellular automaton on a 2D grid invented by John Conway; each cell is either alive or dead and evolves<text:s/>according to the game’s rules<text:s/>in discrete time steps.</text:p>
      <text:p text:style-name="Normal">The rules that are applied each cell per steps are as follows:</text:p>
      <text:list text:style-name="LFO1" text:continue-numbering="true">
        <text:list-item>
          <text:p text:style-name="P3">If a living cell has two or three living neighbouring cells, the cell stays alive in the next iteration, otherwise it dies</text:p>
        </text:list-item>
        <text:list-item>
          <text:p text:style-name="P4">If a dead cell has exactly three living neighbours cells, the revives and it becomes alive</text:p>
        </text:list-item>
      </text:list>
      <text:p text:style-name="Normal">The emergent complex system that is derived from these simple rules is something that fascinates me, thus I had decided to recreate CGOL in unity<text:s/></text:p>
      <text:p text:style-name="Normal"/>
      <text:p text:style-name="Normal"/>
      <text:p text:style-name="Normal">Something simple to implement to warm up to programming syntax and control flow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nes Veuger</meta:initial-creator>
    <dc:creator>Jannes Veuger</dc:creator>
    <meta:creation-date>2025-10-28T09:53:00Z</meta:creation-date>
    <dc:date>2025-10-29T09:20:00Z</dc:date>
    <meta:template xlink:href="Normal.dotm" xlink:type="simple"/>
    <meta:editing-cycles>1</meta:editing-cycles>
    <meta:editing-duration>PT84420S</meta:editing-duration>
    <meta:document-statistic meta:page-count="2" meta:paragraph-count="2" meta:word-count="211" meta:character-count="1414" meta:row-count="10" meta:non-whitespace-character-count="1205"/>
  </office:meta>
</office:document-meta>
</file>